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72f" draw:textarea-horizontal-align="justify" draw:textarea-vertical-align="middle" draw:auto-grow-height="false" fo:min-height="3.311cm" fo:min-width="3.071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fill="none" loext:fill-use-slide-background="false" draw:textarea-horizontal-align="justify" draw:textarea-vertical-align="middle" draw:auto-grow-height="false" fo:min-height="3.787cm" fo:min-width="3.599cm" fo:wrap-option="wrap" loext:decorative="false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2.712cm" fo:min-width="2.53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788cm" fo:min-width="4.421cm" fo:wrap-option="wrap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2.932cm" fo:min-width="3.214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562cm" fo:min-width="3.484cm" fo:wrap-option="wrap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3.787cm" fo:min-width="4.42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787cm" fo:min-width="4.889cm" fo:wrap-option="wrap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972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77bc65"/>
      <style:paragraph-properties fo:text-align="center" style:writing-mode="lr-tb"/>
    </style:style>
    <style:style style:name="P5" style:family="paragraph">
      <style:paragraph-properties fo:text-align="center" style:writing-mode="lr-tb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49cm" svg:height="5.035cm" svg:x="22.327cm" svg:y="10.214cm">
          <text:p text:style-name="P1"><text:span text:style-name="T1">Front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5.797cm" svg:height="5.707cm" svg:x="21.953cm" svg:y="9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4.284cm" svg:height="4.188cm" svg:x="0.966cm" svg:y="24.512cm">
          <text:p text:style-name="P1"><text:span text:style-name="T1">Back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6.957cm" svg:height="5.708cm" svg:x="11.518cm" svg:y="16.853cm">
          <text:p text:style-name="P1"><text:span text:style-name="T1">Kirjautumis ja rekisteröitymis-näkymä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22.802cm" svg:y1="14.75cm" svg:x2="17.457cm" svg:y2="17.688cm" draw:start-shape="id1" draw:start-glue-point="7" draw:end-shape="id2" draw:end-glue-point="11" svg:d="M22802 14750l-5345 2938" svg:viewBox="0 0 5346 2939">
          <text:p/>
        </draw:connector>
        <draw:connector draw:style-name="gr5" draw:text-style-name="P3" draw:layer="layout" draw:type="line" svg:x1="12.536cm" svg:y1="21.726cm" svg:x2="4.623cm" svg:y2="25.125cm" draw:start-shape="id2" draw:start-glue-point="7" draw:end-shape="id3" draw:end-glue-point="11" svg:d="M12536 21726l-7913 3399" svg:viewBox="0 0 7914 3400">
          <text:p/>
        </draw:connector>
        <draw:custom-shape draw:style-name="gr6" draw:text-style-name="P5" xml:id="id4" draw:id="id4" draw:layer="layout" svg:width="5.25cm" svg:height="4.5cm" svg:x="34.25cm" svg:y="24.2cm">
          <text:p text:style-name="P1"><text:span text:style-name="T1">Kartta-näkymä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26.901cm" svg:y1="14.75cm" svg:x2="35.018cm" svg:y2="24.859cm" draw:start-shape="id1" draw:start-glue-point="9" draw:end-shape="id4" draw:end-glue-point="5" svg:d="M26901 14750l8117 10109" svg:viewBox="0 0 8118 10110">
          <text:p/>
        </draw:connector>
        <draw:connector draw:style-name="gr5" draw:text-style-name="P3" draw:layer="layout" draw:type="line" svg:x1="5.25cm" svg:y1="26.606cm" svg:x2="35.018cm" svg:y2="28.041cm" draw:start-shape="id3" draw:start-glue-point="10" draw:end-shape="id4" draw:end-glue-point="7" svg:d="M5250 26606l29768 1435" svg:viewBox="0 0 29769 1436">
          <text:p/>
        </draw:connector>
        <draw:custom-shape draw:style-name="gr7" draw:text-style-name="P5" xml:id="id5" draw:id="id5" draw:layer="layout" svg:width="5.632cm" svg:height="5.39cm" svg:x="35.368cm" svg:y="11.146cm">
          <text:p text:style-name="P1"><text:span text:style-name="T1">Geolokaatio-da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38.184cm" svg:y1="16.536cm" svg:x2="36.875cm" svg:y2="24.2cm" draw:start-shape="id5" draw:start-glue-point="8" draw:end-shape="id4" draw:end-glue-point="4" svg:d="M38184 16536l-1309 7664" svg:viewBox="0 0 1310 7665">
          <text:p/>
        </draw:connector>
        <draw:custom-shape draw:style-name="gr9" draw:text-style-name="P5" xml:id="id6" draw:id="id6" draw:layer="layout" svg:width="6.956cm" svg:height="5.707cm" svg:x="5.888cm" svg:y="9.878cm">
          <text:p text:style-name="P1"><text:span text:style-name="T1">Tulosnäkymä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2.844cm" svg:y1="12.732cm" svg:x2="21.953cm" svg:y2="12.732cm" draw:start-shape="id6" draw:start-glue-point="10" draw:end-shape="id1" draw:end-glue-point="6" svg:d="M12844 12732h9109" svg:viewBox="0 0 9110 1">
          <text:p/>
        </draw:connector>
        <draw:connector draw:style-name="gr5" draw:text-style-name="P3" draw:layer="layout" draw:type="line" svg:x1="3.108cm" svg:y1="24.512cm" svg:x2="6.906cm" svg:y2="14.75cm" draw:start-shape="id3" draw:start-glue-point="4" draw:end-shape="id6" draw:end-glue-point="7" svg:d="M3108 24512l3798-9762" svg:viewBox="0 0 3799 9763">
          <text:p/>
        </draw:connector>
        <draw:custom-shape draw:style-name="gr10" draw:text-style-name="P5" xml:id="id7" draw:id="id7" draw:layer="layout" svg:width="7.619cm" svg:height="5.707cm" svg:x="13.175cm" svg:y="1cm">
          <text:p text:style-name="P1"><text:span text:style-name="T1">Kilpailunhallin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9.679cm" svg:y1="5.872cm" svg:x2="22.802cm" svg:y2="10.713cm" draw:start-shape="id7" draw:start-glue-point="9" draw:end-shape="id1" draw:end-glue-point="5" svg:d="M19679 5872l3123 4841" svg:viewBox="0 0 3124 4842">
          <text:p/>
        </draw:connector>
        <draw:custom-shape draw:style-name="gr9" draw:text-style-name="P5" xml:id="id8" draw:id="id8" draw:layer="layout" svg:width="6.956cm" svg:height="5.707cm" svg:x="1cm" svg:y="1.043cm">
          <text:p text:style-name="P1"><text:span text:style-name="T1">Meneillään olevat pelit ja kilpail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line" svg:x1="13.175cm" svg:y1="3.854cm" svg:x2="7.956cm" svg:y2="3.897cm" draw:start-shape="id7" draw:start-glue-point="6" draw:end-shape="id8" draw:end-glue-point="10" svg:d="M13175 3854l-5219 43" svg:viewBox="0 0 5220 44">
          <text:p/>
        </draw:connector>
        <draw:connector draw:style-name="gr11" draw:text-style-name="P3" draw:layer="layout" draw:type="line" svg:x1="4.478cm" svg:y1="6.75cm" svg:x2="6.906cm" svg:y2="10.713cm" draw:start-shape="id8" draw:start-glue-point="8" draw:end-shape="id6" draw:end-glue-point="5" svg:d="M4478 6750l2428 3963" svg:viewBox="0 0 2429 3964">
          <text:p/>
        </draw:connector>
        <draw:custom-shape draw:style-name="gr9" draw:text-style-name="P5" xml:id="id9" draw:id="id9" draw:layer="layout" svg:width="6.956cm" svg:height="5.707cm" svg:x="29.075cm" svg:y="1cm">
          <text:p text:style-name="P1"><text:span text:style-name="T1">Profiilinäkymä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26.901cm" svg:y1="10.713cm" svg:x2="30.093cm" svg:y2="5.872cm" draw:start-shape="id1" draw:start-glue-point="11" draw:end-shape="id9" draw:end-glue-point="7" svg:d="M26901 10713l3192-4841" svg:viewBox="0 0 3193 4842">
          <text:p/>
        </draw:connector>
        <draw:custom-shape draw:style-name="gr9" draw:text-style-name="P5" xml:id="id10" draw:id="id10" draw:layer="layout" svg:width="6.956cm" svg:height="5.707cm" svg:x="21.456cm" svg:y="18.439cm">
          <text:p text:style-name="P1"><text:span text:style-name="T1">Ratojen lista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22.474cm" svg:y1="23.311cm" svg:x2="5.25cm" svg:y2="26.606cm" draw:start-shape="id10" draw:start-glue-point="7" draw:end-shape="id3" draw:end-glue-point="10" svg:d="M22474 23311l-17224 3295" svg:viewBox="0 0 17225 3296">
          <text:p/>
        </draw:connector>
        <draw:connector draw:style-name="gr12" draw:text-style-name="P3" draw:layer="layout" draw:type="line" svg:x1="24.934cm" svg:y1="18.439cm" svg:x2="24.851cm" svg:y2="15.585cm" draw:start-shape="id10" draw:start-glue-point="4" draw:end-shape="id1" draw:end-glue-point="8" svg:d="M24934 18439l-83-2854" svg:viewBox="0 0 84 2855">
          <text:p/>
        </draw:connector>
        <draw:connector draw:style-name="gr13" draw:text-style-name="P3" draw:layer="layout" draw:type="line" svg:x1="27.394cm" svg:y1="23.311cm" svg:x2="34.25cm" svg:y2="26.45cm" draw:start-shape="id10" draw:start-glue-point="9" draw:end-shape="id4" draw:end-glue-point="6" svg:d="M27394 23311l6856 3139" svg:viewBox="0 0 6857 314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5:01:09.220436940</meta:creation-date>
    <dc:date>2024-11-05T17:04:27.667216258</dc:date>
    <meta:editing-duration>PT58M33S</meta:editing-duration>
    <meta:editing-cycles>18</meta:editing-cycles>
    <meta:generator>LibreOffice/24.8.2.1$Linux_X86_64 LibreOffice_project/480$Build-1</meta:generator>
    <meta:document-statistic meta:object-count="25"/>
  </office:meta>
</office:document-meta>
</file>